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2f8" officeooo:paragraph-rsid="001412f8"/>
    </style:style>
    <style:style style:name="P2" style:family="paragraph" style:parent-style-name="Standard">
      <style:text-properties style:font-name="Arial" officeooo:paragraph-rsid="001412f8"/>
    </style:style>
    <style:style style:name="P3" style:family="paragraph" style:parent-style-name="Standard">
      <style:text-properties fo:font-weight="bold" officeooo:rsid="001412f8" officeooo:paragraph-rsid="001412f8" style:font-weight-asian="bold" style:font-weight-complex="bold"/>
    </style:style>
    <style:style style:name="P4" style:family="paragraph" style:parent-style-name="Standard">
      <style:text-properties style:font-name="Arial" officeooo:paragraph-rsid="001412f8"/>
    </style:style>
    <style:style style:name="P5" style:family="paragraph" style:parent-style-name="Standard">
      <style:text-properties style:font-name="Arial" officeooo:rsid="0015322e" officeooo:paragraph-rsid="0015322e"/>
    </style:style>
    <style:style style:name="P6" style:family="paragraph" style:parent-style-name="Standard">
      <style:text-properties officeooo:paragraph-rsid="001412f8"/>
    </style:style>
    <style:style style:name="T1" style:family="text">
      <style:text-properties officeooo:rsid="001412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адача 1.</text:p>
      <text:p text:style-name="P1"><text:tab/>Оптимальной стратегией в данной задаче будет выбор максимального расстояния между ногами каждый раз при совершении очередного движения. В переменную d запишем это максимальное расстояние. После очередного шага оно уменьшится в двое. Чтобы учесть четное количество плиток, будет делить на два нацело с прибавлением 1.</text:p>
      <text:p text:style-name="P6"><text:span text:style-name="T1"><text:tab/>Как только d = 1, это будет означать, что танец закончен, так как все ноги теперь стоят рядом.</text:span></text:p>
      <text:p text:style-name="P2"/>
      <text:p text:style-name="P5">#include &lt;iostream&gt;</text:p>
      <text:p text:style-name="P5"/>
      <text:p text:style-name="P5">int main() {</text:p>
      <text:p text:style-name="P5"><text:tab/>int a, b, c;</text:p>
      <text:p text:style-name="P5"><text:tab/>std::cin » a » b » c;</text:p>
      <text:p text:style-name="P5"><text:tab/>int d;</text:p>
      <text:p text:style-name="P5"><text:tab/>if(b-a &gt; c-b) {</text:p>
      <text:p text:style-name="P5"><text:tab/><text:tab/>d = b-a;</text:p>
      <text:p text:style-name="P5"><text:tab/>} else {</text:p>
      <text:p text:style-name="P5"><text:tab/><text:tab/>d = c-b;</text:p>
      <text:p text:style-name="P5"><text:tab/>}</text:p>
      <text:p text:style-name="P5"><text:tab/>int result = 0;</text:p>
      <text:p text:style-name="P5"><text:tab/>while(d&gt;1) {</text:p>
      <text:p text:style-name="P5"><text:tab/><text:tab/>result += 1;</text:p>
      <text:p text:style-name="P5"><text:tab/><text:tab/>d = (d + 1) / 2;</text:p>
      <text:p text:style-name="P5"><text:tab/>}</text:p>
      <text:p text:style-name="P5"><text:tab/>std::cout « d « std::endl;</text:p>
      <text:p text:style-name="P5"><text:tab/>return 0;</text:p>
      <text:p text:style-name="P5">}</text:p>
      <text:p text:style-name="P2"/>
      <text:p text:style-name="P3">Задача 2.</text:p>
      <text:p text:style-name="P1"><text:tab/>Для начала посчитаем среднее количество всех людей в отелях — это число и будет исходное количество людей после перемещений всех людей. Далее необходимо найти те отели, где значение больше среднего и отправить оттуда людей в те отели, в которых меньше среднего. После этих операций, все будут на своих местах.</text:p>
      <text:p text:style-name="P1"><text:tab/>Таки образом, необходимо посчитать количество отелей, в которых людей больше среднего.</text:p>
      <text:p text:style-name="P2"/>
      <text:p text:style-name="P2"/>
      <text:p text:style-name="P5">#include &lt;iostream&gt;</text:p>
      <text:p text:style-name="P5">#include &lt;vector&gt;</text:p>
      <text:p text:style-name="P5"/>
      <text:p text:style-name="P5">int main() {</text:p>
      <text:p text:style-name="P5"><text:tab/>int N = 10;</text:p>
      <text:p text:style-name="P5"><text:tab/>std::vector&lt;int&gt; V(N, 0);</text:p>
      <text:p text:style-name="P5"><text:tab/>int sum = 0;</text:p>
      <text:p text:style-name="P5"><text:tab/>for(int i = 0; i &lt; N; i++) {</text:p>
      <text:p text:style-name="P5"><text:tab/><text:tab/>std::cin » V[i];</text:p>
      <text:p text:style-name="P5"><text:tab/><text:tab/>sum += V[i];</text:p>
      <text:p text:style-name="P5"><text:tab/>}</text:p>
      <text:p text:style-name="P5"><text:tab/>double average = double(sum) / N;</text:p>
      <text:p text:style-name="P5"><text:tab/>int result = 0;</text:p>
      <text:p text:style-name="P5"><text:tab/>for(int i = 0; i &lt; N; i++) {</text:p>
      <text:p text:style-name="P5"><text:tab/><text:tab/>if(V[i] &gt; average) {</text:p>
      <text:p text:style-name="P5"><text:soft-page-break/><text:tab/><text:tab/><text:tab/>result++;</text:p>
      <text:p text:style-name="P5"><text:tab/><text:tab/>}</text:p>
      <text:p text:style-name="P5"><text:tab/>}</text:p>
      <text:p text:style-name="P5"><text:tab/>std::cout « result « std::endl;</text:p>
      <text:p text:style-name="P5"><text:tab/>return 0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4:20:23.593764449</meta:creation-date>
    <dc:date>2016-10-02T15:59:40.976229256</dc:date>
    <meta:editing-duration>PT10M4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44" meta:word-count="250" meta:character-count="1371" meta:non-whitespace-character-count="1119"/>
  </office:meta>
</office:document-meta>
</file>